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textarea-horizontal-align="justify" draw:textarea-vertical-align="middle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1cm" fo:min-width="0.008cm"/>
    </style:style>
    <style:style style:name="gr4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01cm" fo:min-width="0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02cm" svg:stroke-color="#ffffff" draw:marker-start-width="0.356cm" draw:marker-end-width="0.35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000000" draw:fill="solid" draw:fill-color="#729fcf" draw:textarea-horizontal-align="justify" draw:textarea-vertical-align="middle" draw:auto-grow-height="false" fo:min-height="0.29cm" fo:min-width="0.04cm"/>
    </style:style>
    <style:style style:name="gr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461cm" fo:min-width="0.008cm"/>
    </style:style>
    <style:style style:name="gr9" style:family="graphic" style:parent-style-name="objectwithoutfill">
      <style:graphic-properties svg:stroke-width="0.051cm" svg:stroke-color="#ffff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1cm" svg:stroke-color="#729fc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color="#000000" draw:textarea-horizontal-align="justify" draw:textarea-vertical-align="middle" draw:auto-grow-height="false" fo:min-height="1.02cm" fo:min-width="4.58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standard">
      <style:graphic-properties draw:stroke="dash" draw:stroke-dash="Long_20_Dash" svg:stroke-color="#000000" draw:fill="solid" draw:fill-color="#dee6ef" draw:textarea-horizontal-align="justify" draw:textarea-vertical-align="middle" draw:auto-grow-height="false" fo:min-height="2.29cm" fo:min-width="4.58cm"/>
      <style:paragraph-properties style:writing-mode="lr-tb"/>
    </style:style>
    <style:style style:name="gr16" style:family="graphic" style:parent-style-name="standard">
      <style:graphic-properties draw:stroke="dash" draw:stroke-dash="Long_20_Dash" svg:stroke-color="#000000" draw:fill="solid" draw:fill-color="#dee6ef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461cm" fo:min-width="0.008cm"/>
    </style:style>
    <style:style style:name="gr1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85cm" fo:min-width="0.135cm"/>
    </style:style>
    <style:style style:name="P1" style:family="paragraph"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729fc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7" style:family="paragraph">
      <loext:graphic-properties draw:fill="solid" draw:fill-color="#dee6ef"/>
      <style:paragraph-properties fo:text-align="center" style:writing-mode="lr-tb"/>
      <style:text-properties fo:font-size="12pt" style:font-size-asian="18pt" style:font-size-complex="18pt"/>
    </style:style>
    <style:style style:name="P8" style:family="paragraph">
      <loext:graphic-properties draw:fill="solid" draw:fill-color="#dee6ef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8cm" svg:height="2.54cm" svg:x="13.605cm" svg:y="1.664cm">
            <text:p text:style-name="P1"><text:span text:style-name="T1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762cm" svg:height="0.762cm" svg:x="13.835cm" svg:y="3.1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08cm" svg:height="0.711cm" svg:x="13.445cm" svg:y="3.1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62cm" svg:height="0.366cm" svg:x="13.626cm" svg:y="2.9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62cm" svg:height="0.366cm" svg:x="13.625cm" svg:y="3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2" draw:layer="layout" svg:width="0.635cm" svg:height="0.635cm" draw:transform="rotate (-1.5707963267949) translate (14.215cm 1.9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3.556cm" svg:y1="1.982cm" svg:x2="13.556cm" svg:y2="2.617cm">
            <text:p/>
          </draw:line>
        </draw:g>
        <draw:g>
          <draw:custom-shape draw:style-name="gr1" draw:text-style-name="P1" draw:layer="layout" svg:width="5.08cm" svg:height="2.54cm" svg:x="8.56cm" svg:y="1.664cm">
            <text:p text:style-name="P1"><text:span text:style-name="T1">Filter</text:span></text:p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62cm" svg:height="0.762cm" svg:x="13.87cm" svg:y="3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08cm" svg:height="0.711cm" svg:x="13.48cm" svg:y="3.16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635cm" svg:height="0.635cm" draw:transform="rotate (-1.5707963267949) translate (9.17cm 1.9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4" draw:layer="layout" svg:x1="8.532cm" svg:y1="1.982cm" svg:x2="8.532cm" svg:y2="2.617cm">
            <text:p/>
          </draw:line>
          <draw:custom-shape draw:style-name="gr10" draw:text-style-name="P5" draw:layer="layout" svg:width="0.635cm" svg:height="0.635cm" draw:transform="rotate (-1.5707963267949) translate (14.278cm 1.9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13.64cm" svg:y1="1.983cm" svg:x2="13.64cm" svg:y2="2.618cm">
            <text:p/>
          </draw:line>
        </draw:g>
        <draw:g>
          <draw:custom-shape draw:style-name="gr1" draw:text-style-name="P1" draw:layer="layout" svg:width="5.08cm" svg:height="2.54cm" svg:x="13.606cm" svg:y="5.215cm">
            <text:p text:style-name="P1"><text:span text:style-name="T1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762cm" svg:height="0.762cm" svg:x="13.836cm" svg:y="6.6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08cm" svg:height="0.711cm" svg:x="13.446cm" svg:y="6.71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62cm" svg:height="0.366cm" svg:x="13.627cm" svg:y="6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62cm" svg:height="0.366cm" svg:x="13.626cm" svg:y="7.2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2" draw:layer="layout" svg:width="0.635cm" svg:height="0.635cm" draw:transform="rotate (-1.5707963267949) translate (14.216cm 5.53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3.557cm" svg:y1="5.533cm" svg:x2="13.557cm" svg:y2="6.168cm">
            <text:p/>
          </draw:line>
        </draw:g>
        <draw:g>
          <draw:custom-shape draw:style-name="gr1" draw:text-style-name="P1" draw:layer="layout" svg:width="5.08cm" svg:height="2.54cm" svg:x="13.606cm" svg:y="8.764cm">
            <text:p text:style-name="P1"><text:span text:style-name="T1">Sink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0.762cm" svg:height="0.762cm" svg:x="13.836cm" svg:y="10.2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508cm" svg:height="0.711cm" svg:x="13.446cm" svg:y="10.2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362cm" svg:height="0.366cm" svg:x="13.627cm" svg:y="10.0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362cm" svg:height="0.366cm" svg:x="13.626cm" svg:y="10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2" draw:layer="layout" svg:width="0.635cm" svg:height="0.635cm" draw:transform="rotate (-1.5707963267949) translate (14.216cm 9.08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3.557cm" svg:y1="9.082cm" svg:x2="13.557cm" svg:y2="9.717cm">
            <text:p/>
          </draw:line>
        </draw:g>
        <draw:g>
          <draw:custom-shape draw:style-name="gr12" draw:text-style-name="P1" draw:layer="layout" svg:width="5.08cm" svg:height="1.27cm" svg:x="3.48cm" svg:y="1.664cm">
            <text:p text:style-name="P1"><text:span text:style-name="T1">Input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35cm" svg:height="0.635cm" draw:transform="rotate (-1.5707963267949) translate (9.198cm 1.9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8.56cm" svg:y1="1.983cm" svg:x2="8.56cm" svg:y2="2.618cm">
            <text:p/>
          </draw:line>
        </draw:g>
        <draw:g>
          <draw:custom-shape draw:style-name="gr1" draw:text-style-name="P1" draw:layer="layout" svg:width="5.08cm" svg:height="2.54cm" svg:x="8.56cm" svg:y="5.215cm">
            <text:p text:style-name="P1"><text:span text:style-name="T1">Filter</text:span></text:p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635cm" svg:height="0.635cm" svg:x="8.542cm" svg:y="5.547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8.532cm" svg:y1="5.533cm" svg:x2="8.532cm" svg:y2="6.168cm">
            <text:p/>
          </draw:line>
          <draw:custom-shape draw:style-name="gr10" draw:text-style-name="P5" draw:layer="layout" svg:width="0.635cm" svg:height="0.635cm" draw:transform="rotate (-1.5707963267949) translate (14.278cm 5.5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13.64cm" svg:y1="5.534cm" svg:x2="13.64cm" svg:y2="6.169cm">
            <text:p/>
          </draw:line>
          <draw:frame draw:style-name="gr14" draw:text-style-name="P6" draw:layer="layout" svg:width="1.588cm" svg:height="0.635cm" draw:transform="rotate (1.5707963267949) translate (13.111cm 7.794cm)">
            <draw:text-box>
              <text:p><text:span text:style-name="T2">default</text:span></text:p>
            </draw:text-box>
          </draw:frame>
        </draw:g>
        <draw:g>
          <draw:custom-shape draw:style-name="gr15" draw:text-style-name="P7" draw:layer="layout" svg:width="5.08cm" svg:height="2.54cm" svg:x="8.532cm" svg:y="8.771cm">
            <text:p text:style-name="P1"><text:span text:style-name="T1"/></text:p>
            <text:p text:style-name="P1"><text:span text:style-name="T1">Filter</text:span></text:p>
            <text:p text:style-name="P1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0.762cm" svg:height="0.762cm" svg:x="13.842cm" svg:y="10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508cm" svg:height="0.711cm" svg:x="13.452cm" svg:y="10.2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62cm" svg:height="0.366cm" svg:x="13.633cm" svg:y="10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62cm" svg:height="0.366cm" svg:x="13.632cm" svg:y="10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6" draw:layer="layout" svg:width="1.588cm" svg:height="0.635cm" draw:transform="rotate (1.5707963267949) translate (13.024cm 10.208cm)">
            <draw:text-box>
              <text:p><text:span text:style-name="T2">nofilter</text:span></text:p>
            </draw:text-box>
          </draw:frame>
        </draw:g>
        <draw:g>
          <draw:custom-shape draw:style-name="gr12" draw:text-style-name="P1" draw:layer="layout" svg:width="5.08cm" svg:height="1.27cm" svg:x="3.48cm" svg:y="5.215cm">
            <text:p text:style-name="P1"><text:span text:style-name="T1">Input 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0.635cm" svg:height="0.635cm" svg:x="8.556cm" svg:y="5.54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4" draw:layer="layout" svg:x1="8.567cm" svg:y1="5.534cm" svg:x2="8.567cm" svg:y2="6.169cm">
            <text:p/>
          </draw:line>
        </draw:g>
        <draw:g>
          <draw:custom-shape draw:style-name="gr12" draw:text-style-name="P1" draw:layer="layout" svg:width="5.08cm" svg:height="1.27cm" svg:x="6.722cm" svg:y="8.764cm">
            <text:p text:style-name="P1"><text:span text:style-name="T1">Input 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635cm" svg:height="0.635cm" draw:transform="rotate (-1.5707963267949) translate (12.44cm 9.0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4" draw:layer="layout" svg:x1="11.802cm" svg:y1="9.083cm" svg:x2="11.802cm" svg:y2="9.718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3-08T14:54:47.076509927</meta:creation-date>
    <dc:date>2023-03-13T15:35:41.457423152</dc:date>
    <meta:editing-duration>PT1H5M59S</meta:editing-duration>
    <meta:editing-cycles>13</meta:editing-cycles>
    <meta:generator>LibreOffice/7.1.7.2$MacOSX_X86_64 LibreOffice_project/c6a4e3954236145e2acb0b65f68614365aeee33f</meta:generator>
    <meta:document-statistic meta:object-count="61"/>
  </office:meta>
</office:document-meta>
</file>